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Open Sans" svg:font-family="'Open Sans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001cm" fo:break-before="page" table:align="margins"/>
    </style:style>
    <style:style style:name="Tabla1.A" style:family="table-column">
      <style:table-column-properties style:column-width="1.584cm" style:rel-column-width="5461*"/>
    </style:style>
    <style:style style:name="Tabla1.1" style:family="table-row">
      <style:table-row-properties style:row-height="1.58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L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L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 style:list-style-name="L2"/>
    <style:style style:name="P2" style:family="paragraph" style:parent-style-name="Text_20_body" style:list-style-name="L2">
      <style:text-properties officeooo:paragraph-rsid="000924b1"/>
    </style:style>
    <style:style style:name="P3" style:family="paragraph" style:parent-style-name="Text_20_body" style:list-style-name="L2">
      <style:text-properties officeooo:paragraph-rsid="0009f1dc"/>
    </style:style>
    <style:style style:name="P4" style:family="paragraph" style:parent-style-name="Text_20_body" style:list-style-name="L1">
      <style:paragraph-properties fo:text-align="center" style:justify-single-word="false"/>
      <style:text-properties fo:font-weight="bold" officeooo:rsid="000924b1" officeooo:paragraph-rsid="000924b1" style:font-weight-asian="bold" style:font-weight-complex="bold"/>
    </style:style>
    <style:style style:name="P5" style:family="paragraph" style:parent-style-name="Text_20_body" style:list-style-name="L1">
      <style:paragraph-properties fo:text-align="center" style:justify-single-word="false"/>
      <style:text-properties fo:font-weight="bold" officeooo:rsid="000924b1" officeooo:paragraph-rsid="0009f1dc" style:font-weight-asian="bold" style:font-weight-complex="bold"/>
    </style:style>
    <style:style style:name="P6" style:family="paragraph" style:parent-style-name="Text_20_body" style:list-style-name="L2">
      <style:paragraph-properties fo:text-align="center" style:justify-single-word="false"/>
      <style:text-properties fo:font-weight="bold" officeooo:rsid="000924b1" officeooo:paragraph-rsid="000924b1" style:font-weight-asian="bold" style:font-weight-complex="bold"/>
    </style:style>
    <style:style style:name="P7" style:family="paragraph" style:parent-style-name="Text_20_body">
      <style:text-properties officeooo:paragraph-rsid="000924b1"/>
    </style:style>
    <style:style style:name="P8" style:family="paragraph" style:parent-style-name="Table_20_Contents">
      <style:paragraph-properties fo:text-align="center" style:justify-single-word="false"/>
      <style:text-properties fo:font-size="14pt" fo:font-weight="bold" officeooo:rsid="0009f1dc" officeooo:paragraph-rsid="0009f1dc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28pt" fo:font-weight="bold" officeooo:rsid="0009f1dc" officeooo:paragraph-rsid="0009f1dc" style:font-size-asian="28pt" style:font-weight-asian="bold" style:font-size-complex="28pt" style:font-weight-complex="bold"/>
    </style:style>
    <style:style style:name="T1" style:family="text">
      <style:text-properties officeooo:rsid="000924b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93402616304353630" text:style-name="L1">
        <text:list-header>
          <text:p text:style-name="P4">Problemas para practicar</text:p>
        </text:list-header>
      </text:list>
      <text:list xml:id="list887602740342292581" text:style-name="L2">
        <text:list-item>
          <text:p text:style-name="P1">En una granja avícola se producen 12. 384 pollitos, que serán transportados en cajas con ventilación en las que <text:span text:style-name="T1">entran</text:span> 96 pollitos. ¿Cuántas cajas se necesitan para transportar a todos los pollitos?</text:p>
        </text:list-item>
        <text:list-item>
          <text:p text:style-name="P1">Alejandro tiene 600 <text:span text:style-name="T1">canicas</text:span> y como se va a ir a vivir a <text:span text:style-name="T1">otro lado</text:span> se las va a regalar a sus 12 amigos en partes iguales. ¿Cuántas canicas le dará a cada amigo?</text:p>
        </text:list-item>
        <text:list-item>
          <text:p text:style-name="P1">Cuál es la cantidad de <text:span text:style-name="T1">baldosas</text:span> que caben en un piso que tiene <text:span text:style-name="T1">3</text:span>5 <text:span text:style-name="T1">baldosas</text:span> de largo por <text:span text:style-name="T1">27</text:span> <text:span text:style-name="T1">baldosas</text:span> de ancho?</text:p>
        </text:list-item>
        <text:list-item>
          <text:p text:style-name="P1"><text:span text:style-name="T1">Tomás</text:span> compró un<text:span text:style-name="T1">a computadora</text:span> por <text:span text:style-name="T1">$ 8.</text:span>12<text:span text:style-name="T1">0</text:span> y tiene que pagar <text:span text:style-name="T1">$ 534</text:span> <text:s/>por adelantado. ¿Cuanto resta por pagar?</text:p>
        </text:list-item>
        <text:list-item>
          <text:p text:style-name="P1">Mariana quiere saber cuánto tiene que pagar cada mes, durante un año, por una moto que le costó <text:span text:style-name="T1">$ 2</text:span>4.320.</text:p>
        </text:list-item>
        <text:list-item>
          <text:p text:style-name="P1"><text:span text:style-name="T1">Guadal</text:span>upe tiene 18 cajas con 150 canicas en cada una. ¿Cuántas canicas tiene en total?</text:p>
        </text:list-item>
        <text:list-item>
          <text:p text:style-name="P1"><text:span text:style-name="T1">Karen</text:span> compró un paquete de libros <text:span text:style-name="T1">que salió</text:span> $ 2.500 <text:s/><text:span text:style-name="T1">y lo pagará en </text:span>18 <text:span text:style-name="T1">cuotas iguales</text:span>. ¿Cuánto tiene que pagar <text:span text:style-name="T1">en cada cuota</text:span>?</text:p>
        </text:list-item>
      </text:list>
      <text:p text:style-name="Text_20_body"/>
      <text:list xml:id="list110713014459201" text:continue-numbering="true" text:style-name="L2">
        <text:list-header>
          <text:p text:style-name="P6">Problemas para practicar</text:p>
        </text:list-header>
        <text:list-item>
          <text:p text:style-name="P2">En una granja avícola se producen 12. 384 pollitos, que serán transportados en cajas con ventilación en las que <text:span text:style-name="T1">entran</text:span> 96 pollitos. ¿Cuántas cajas se necesitan para transportar a todos los pollitos?</text:p>
        </text:list-item>
        <text:list-item>
          <text:p text:style-name="P2">Alejandro tiene 600 <text:span text:style-name="T1">canicas</text:span> y como se va a ir a vivir a <text:span text:style-name="T1">otro lado</text:span> se las va a regalar a sus 12 amigos en partes iguales. ¿Cuántas canicas le dará a cada amigo?</text:p>
        </text:list-item>
        <text:list-item>
          <text:p text:style-name="P2">Cuál es la cantidad de <text:span text:style-name="T1">baldosas</text:span> que caben en un piso que tiene <text:span text:style-name="T1">3</text:span>5 <text:span text:style-name="T1">baldosas</text:span> de largo por <text:span text:style-name="T1">27</text:span> <text:span text:style-name="T1">baldosas</text:span> de ancho?</text:p>
        </text:list-item>
        <text:list-item>
          <text:p text:style-name="P2"><text:span text:style-name="T1">Tomás</text:span> compró un<text:span text:style-name="T1">a computadora</text:span> por <text:span text:style-name="T1">$ 8.</text:span>12<text:span text:style-name="T1">0</text:span> y tiene que pagar <text:span text:style-name="T1">$ 534</text:span> <text:s/>por adelantado. ¿Cuanto resta por pagar?</text:p>
        </text:list-item>
        <text:list-item>
          <text:p text:style-name="P2">Mariana quiere saber cuánto tiene que pagar cada mes, durante un año, por una moto que le costó <text:span text:style-name="T1">$ 2</text:span>4.320.</text:p>
        </text:list-item>
        <text:list-item>
          <text:p text:style-name="P2"><text:span text:style-name="T1">Guadal</text:span>upe tiene 18 cajas con 150 canicas en cada una. ¿Cuántas canicas tiene en total?</text:p>
        </text:list-item>
        <text:list-item>
          <text:p text:style-name="P2"><text:span text:style-name="T1">Karen</text:span> compró un paquete de libros <text:span text:style-name="T1">que salió</text:span> $ 2.500 <text:s/><text:span text:style-name="T1">y lo pagará en </text:span>18 <text:span text:style-name="T1">cuotas iguales</text:span>. ¿Cuánto tiene que pagar <text:span text:style-name="T1">en cada cuota</text:span>?</text:p>
          <text:p text:style-name="P2"/>
        </text:list-item>
      </text:list>
      <table:table table:name="Tabla1" table:style-name="Tabla1">
        <table:table-column table:style-name="Tabla1.A" table:number-columns-repeated="12"/>
        <table:table-row table:style-name="Tabla1.1">
          <table:table-cell table:style-name="Tabla1.A1" office:value-type="string">
            <text:p text:style-name="P10">+</text:p>
          </table:table-cell>
          <table:table-cell table:style-name="Tabla1.A1" office:value-type="string">
            <text:p text:style-name="P8">0</text:p>
          </table:table-cell>
          <table:table-cell table:style-name="Tabla1.A1" office:value-type="string">
            <text:p text:style-name="P8">1</text:p>
          </table:table-cell>
          <table:table-cell table:style-name="Tabla1.A1" office:value-type="string">
            <text:p text:style-name="P8">2</text:p>
          </table:table-cell>
          <table:table-cell table:style-name="Tabla1.A1" office:value-type="string">
            <text:p text:style-name="P8">3</text:p>
          </table:table-cell>
          <table:table-cell table:style-name="Tabla1.A1" office:value-type="string">
            <text:p text:style-name="P8">4</text:p>
          </table:table-cell>
          <table:table-cell table:style-name="Tabla1.A1" office:value-type="string">
            <text:p text:style-name="P8">5</text:p>
          </table:table-cell>
          <table:table-cell table:style-name="Tabla1.A1" office:value-type="string">
            <text:p text:style-name="P8">6</text:p>
          </table:table-cell>
          <table:table-cell table:style-name="Tabla1.A1" office:value-type="string">
            <text:p text:style-name="P8">7</text:p>
          </table:table-cell>
          <table:table-cell table:style-name="Tabla1.A1" office:value-type="string">
            <text:p text:style-name="P8">8</text:p>
          </table:table-cell>
          <table:table-cell table:style-name="Tabla1.A1" office:value-type="string">
            <text:p text:style-name="P8">9</text:p>
          </table:table-cell>
          <table:table-cell table:style-name="Tabla1.L1" office:value-type="string">
            <text:p text:style-name="P8">10</text:p>
          </table:table-cell>
        </table:table-row>
        <table:table-row table:style-name="Tabla1.1">
          <table:table-cell table:style-name="Tabla1.A2" office:value-type="string">
            <text:p text:style-name="P8">0</text:p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L2" office:value-type="string">
            <text:p text:style-name="P9"/>
          </table:table-cell>
        </table:table-row>
        <table:table-row table:style-name="Tabla1.1">
          <table:table-cell table:style-name="Tabla1.A2" office:value-type="string">
            <text:p text:style-name="P8">1</text:p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L2" office:value-type="string">
            <text:p text:style-name="P9"/>
          </table:table-cell>
        </table:table-row>
        <table:table-row table:style-name="Tabla1.1">
          <table:table-cell table:style-name="Tabla1.A2" office:value-type="string">
            <text:p text:style-name="P8">2</text:p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L2" office:value-type="string">
            <text:p text:style-name="P9"/>
          </table:table-cell>
        </table:table-row>
        <table:table-row table:style-name="Tabla1.1">
          <table:table-cell table:style-name="Tabla1.A2" office:value-type="string">
            <text:p text:style-name="P8">3</text:p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L2" office:value-type="string">
            <text:p text:style-name="P9"/>
          </table:table-cell>
        </table:table-row>
        <table:table-row table:style-name="Tabla1.1">
          <table:table-cell table:style-name="Tabla1.A2" office:value-type="string">
            <text:p text:style-name="P8">4</text:p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L2" office:value-type="string">
            <text:p text:style-name="P9"/>
          </table:table-cell>
        </table:table-row>
        <table:table-row table:style-name="Tabla1.1">
          <table:table-cell table:style-name="Tabla1.A2" office:value-type="string">
            <text:p text:style-name="P8">5</text:p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L2" office:value-type="string">
            <text:p text:style-name="P9"/>
          </table:table-cell>
        </table:table-row>
        <table:table-row table:style-name="Tabla1.1">
          <table:table-cell table:style-name="Tabla1.A2" office:value-type="string">
            <text:p text:style-name="P8">6</text:p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L2" office:value-type="string">
            <text:p text:style-name="P9"/>
          </table:table-cell>
        </table:table-row>
        <table:table-row table:style-name="Tabla1.1">
          <table:table-cell table:style-name="Tabla1.A2" office:value-type="string">
            <text:p text:style-name="P8">7</text:p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L2" office:value-type="string">
            <text:p text:style-name="P9"/>
          </table:table-cell>
        </table:table-row>
        <table:table-row table:style-name="Tabla1.1">
          <table:table-cell table:style-name="Tabla1.A2" office:value-type="string">
            <text:p text:style-name="P8">8</text:p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L2" office:value-type="string">
            <text:p text:style-name="P9"/>
          </table:table-cell>
        </table:table-row>
        <table:table-row table:style-name="Tabla1.1">
          <table:table-cell table:style-name="Tabla1.A2" office:value-type="string">
            <text:p text:style-name="P8">9</text:p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L2" office:value-type="string">
            <text:p text:style-name="P9"/>
          </table:table-cell>
        </table:table-row>
        <table:table-row table:style-name="Tabla1.1">
          <table:table-cell table:style-name="Tabla1.A2" office:value-type="string">
            <text:p text:style-name="P8">10</text:p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L2" office:value-type="string">
            <text:p text:style-name="P9"/>
          </table:table-cell>
        </table:table-row>
      </table:table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Open Sans" svg:font-family="'Open Sans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family-generic="swiss" fo:font-size="13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0:41:35.552206015</meta:creation-date>
    <meta:print-date>2017-09-21T11:06:31.507864197</meta:print-date>
    <dc:date>2017-09-21T11:07:11.467496814</dc:date>
    <meta:editing-duration>PT3M45S</meta:editing-duration>
    <meta:editing-cycles>1</meta:editing-cycles>
    <meta:document-statistic meta:table-count="1" meta:image-count="0" meta:object-count="0" meta:page-count="2" meta:paragraph-count="39" meta:word-count="376" meta:character-count="1883" meta:non-whitespace-character-count="1557"/>
    <meta:generator>LibreOffice/5.2.7.2$Linux_X86_64 LibreOffice_project/20m0$Build-2</meta:generator>
  </office:meta>
</office:document-meta>
</file>